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692e" officeooo:paragraph-rsid="000f692e"/>
    </style:style>
    <style:style style:name="P2" style:family="paragraph" style:parent-style-name="Text_20_body">
      <style:text-properties officeooo:rsid="001a7b4a" officeooo:paragraph-rsid="001a7b4a"/>
    </style:style>
    <style:style style:name="P3" style:family="paragraph" style:parent-style-name="Text_20_body">
      <style:text-properties officeooo:rsid="001b3091" officeooo:paragraph-rsid="001b79a0"/>
    </style:style>
    <style:style style:name="P4" style:family="paragraph" style:parent-style-name="Text_20_body">
      <style:text-properties officeooo:rsid="001ba4fd" officeooo:paragraph-rsid="001ba4fd"/>
    </style:style>
    <style:style style:name="P5" style:family="paragraph" style:parent-style-name="Text_20_body">
      <style:text-properties officeooo:rsid="001bb90c" officeooo:paragraph-rsid="001bb90c"/>
    </style:style>
    <style:style style:name="P6" style:family="paragraph" style:parent-style-name="Text_20_body">
      <style:text-properties officeooo:rsid="001db3f0" officeooo:paragraph-rsid="001db3f0"/>
    </style:style>
    <style:style style:name="P7" style:family="paragraph" style:parent-style-name="Title">
      <style:text-properties officeooo:rsid="001a7b4a" officeooo:paragraph-rsid="001a7b4a"/>
    </style:style>
    <style:style style:name="P8" style:family="paragraph" style:parent-style-name="Heading_20_1">
      <style:text-properties officeooo:rsid="001b3091" officeooo:paragraph-rsid="001b79a0"/>
    </style:style>
    <style:style style:name="P9" style:family="paragraph" style:parent-style-name="Heading_20_1">
      <style:text-properties officeooo:rsid="001bb90c" officeooo:paragraph-rsid="001bb90c"/>
    </style:style>
    <style:style style:name="P10" style:family="paragraph" style:parent-style-name="Heading_20_1">
      <style:text-properties officeooo:rsid="001db3f0" officeooo:paragraph-rsid="001db3f0"/>
    </style:style>
    <style:style style:name="T1" style:family="text">
      <style:text-properties officeooo:rsid="001a7b4a"/>
    </style:style>
    <style:style style:name="T2" style:family="text">
      <style:text-properties officeooo:rsid="001b79a0"/>
    </style:style>
    <style:style style:name="T3" style:family="text">
      <style:text-properties officeooo:rsid="001ba4fd"/>
    </style:style>
    <style:style style:name="T4" style:family="text">
      <style:text-properties officeooo:rsid="001dcc19"/>
    </style:style>
    <style:style style:name="T5" style:family="text">
      <style:text-properties officeooo:rsid="001e69a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ntwicklungs Logbuch</text:p>
      <text:p text:style-name="P1"/>
      <text:p text:style-name="P2">In diesem Logbuch werden die einzelnen Arbeitsschritte des Projektes dokumentiert. Ziel ist es den gesamten Prozess reproduzierbar zu gestalten sowie Unterstützer_innen und Beobachter_innen in die Lage zu versetzen Technik und Prozess nachvollziehen zu können. <text:span text:style-name="T2">Damit die aktuellen Arbeiten immer gleich sichtbar sind, sind die Tätigkeiten in umgekehrt chronologischer Reihenfolge.</text:span></text:p>
      <text:h text:style-name="P10" text:outline-level="1">04.08.2016: DF9RY richtet Entwicklungsumgebung ein, erstellt erstes Testprogramm und beginnt mit der Dokumentation der Arbeiten</text:h>
      <text:p text:style-name="P6">Unter Zuhilfenahme der exzellenten Beschreibung von Hertaville: <text:a xlink:type="simple" xlink:href="http://hertaville.com/2012/09/28/development-environment-raspberry-pi-cross-compiler/" text:style-name="Internet_20_link" text:visited-style-name="Visited_20_Internet_20_Link">http://hertaville.com/2012/09/28/development-environment-raspberry-pi-cross-compiler/</text:a></text:p>
      <text:p text:style-name="P6">gelingt es eine Entwicklungsumgebung auf Basis der Eclipse IDE einzurichten und ein erstes winziges Programm test0001 zu erstellen, das direkt auf die Zielhardware kopiert und dort ausgeführt werden kann.</text:p>
      <text:p text:style-name="P6">Die Dokumente Credits.odt, Logbook.odt <text:span text:style-name="T5">und ToDo.odt</text:span> werden erstellt <text:span text:style-name="T4">und veröffentlicht.</text:span></text:p>
      <text:h text:style-name="P9" text:outline-level="1">02.08.2016: DF9RY legt Lastenheft an</text:h>
      <text:p text:style-name="P5">Im Wesentlichen ist dies eine Kopie der vorher im D20 Forum schon veröffentlichten Informationen. Unterstützer_innen sind herzlich eingeladen hier noch weitere nützliche Informationen hinzuzufügen.</text:p>
      <text:h text:style-name="Heading_20_1" text:outline-level="1">12.07.2016: <text:span text:style-name="T3">DF9RY legt GitHub Projekt an</text:span></text:h>
      <text:p text:style-name="P4">Für die Entwicklung wird das GitHub Projekt „Daisy“ angelegt:<text:line-break/>URL: https://github.com/df9ry/daisy</text:p>
      <text:h text:style-name="P8" text:outline-level="1">02.07.2016: DL7AD baut Testhardware</text:h>
      <text:p text:style-name="P3">OM Sven baut eine super Testhardware auf, die er sogleich an den OV D20 Hohenschönhausen spendet. Tania, DF9RY, leiht sich diese Hardware für die weitere Entwicklung mit zu sich nach Hause.</text:p>
      <text:h text:style-name="Heading_20_1" text:outline-level="1">01.0<text:span text:style-name="T1">7</text:span>.2016: Projektstart</text:h>
      <text:p text:style-name="P2">Dieses Datum ist etwas willkürlich festgelegt, da viele Gespräche und Arbeiten auch bereits im Vorfeld gelaufen sind. Aber, da man sich ja auf irgendetwas einigen muss, bietet sich der 01.07. als offizielles Startdatum 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1:18:33.824408804</meta:creation-date>
    <dc:date>2016-08-06T13:29:24.759195500</dc:date>
    <meta:editing-duration>PT56M57S</meta:editing-duration>
    <meta:editing-cycles>15</meta:editing-cycles>
    <meta:generator>LibreOffice/5.1.5.1$Linux_X86_64 LibreOffice_project/10m0$Build-1</meta:generator>
    <meta:document-statistic meta:table-count="0" meta:image-count="0" meta:object-count="0" meta:page-count="1" meta:paragraph-count="14" meta:word-count="230" meta:character-count="1807" meta:non-whitespace-character-count="1591"/>
  </office:meta>
</office:document-meta>
</file>